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19">
      <style:table-cell-properties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1698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ion_info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region_id</text:p>
          </table:table-cell>
          <table:table-cell office:value-type="string" table:style-name="ce2">
            <text:p>region_name</text:p>
          </table:table-cell>
          <table:table-cell office:value-type="string" table:style-name="ce2">
            <text:p>population</text:p>
          </table:table-cell>
          <table:table-cell office:value-type="string" table:style-name="ce2">
            <text:p>area_sq_km</text:p>
          </table:table-cell>
          <table:table-cell table:number-columns-repeated="16380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Bavaria</text:p>
          </table:table-cell>
          <table:table-cell office:value-type="float" office:value="13000000" table:style-name="ce3">
            <text:p>13000000</text:p>
          </table:table-cell>
          <table:table-cell office:value-type="float" office:value="70550" table:style-name="ce3">
            <text:p>70550</text:p>
          </table:table-cell>
          <table:table-cell table:number-columns-repeated="16380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Berlin</text:p>
          </table:table-cell>
          <table:table-cell office:value-type="float" office:value="3600000" table:style-name="ce3">
            <text:p>3600000</text:p>
          </table:table-cell>
          <table:table-cell office:value-type="string" table:style-name="ce3">
            <text:p>891.68</text:p>
          </table:table-cell>
          <table:table-cell table:number-columns-repeated="16380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Hesse</text:p>
          </table:table-cell>
          <table:table-cell office:value-type="float" office:value="6200000" table:style-name="ce3">
            <text:p>6200000</text:p>
          </table:table-cell>
          <table:table-cell office:value-type="float" office:value="21114" table:style-name="ce3">
            <text:p>21114</text:p>
          </table:table-cell>
          <table:table-cell table:number-columns-repeated="16380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Saxony</text:p>
          </table:table-cell>
          <table:table-cell office:value-type="float" office:value="4100000" table:style-name="ce3">
            <text:p>4100000</text:p>
          </table:table-cell>
          <table:table-cell office:value-type="float" office:value="18449" table:style-name="ce3">
            <text:p>18449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  <table:table table:name="energy_consumptio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3">
          <table:table-cell office:value-type="string" table:style-name="ce2">
            <text:p>consumption_id</text:p>
          </table:table-cell>
          <table:table-cell office:value-type="string" table:style-name="ce2">
            <text:p>region_id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energy_kwh</text:p>
          </table:table-cell>
          <table:table-cell office:value-type="string" table:style-name="ce2">
            <text:p>peak_usage_hour</text:p>
          </table:table-cell>
          <table:table-cell office:value-type="string" table:style-name="ce2">
            <text:p>renewable_percentage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date" office:date-value="2024-01-01T00:00:00" table:style-name="ce4">
            <text:p>01/01/2024</text:p>
          </table:table-cell>
          <table:table-cell office:value-type="string" table:style-name="ce3">
            <text:p>15000.5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32.5</text:p>
          </table:table-cell>
          <table:table-cell table:number-columns-repeated="1637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date" office:date-value="2024-01-02T00:00:00" table:style-name="ce4">
            <text:p>02/01/2024</text:p>
          </table:table-cell>
          <table:table-cell office:value-type="string" table:style-name="ce3">
            <text:p>14550.2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33.2</text:p>
          </table:table-cell>
          <table:table-cell table:number-columns-repeated="1637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date" office:date-value="2024-01-01T00:00:00" table:style-name="ce4">
            <text:p>01/01/2024</text:p>
          </table:table-cell>
          <table:table-cell office:value-type="string" table:style-name="ce3">
            <text:p>8900.3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45.0</text:p>
          </table:table-cell>
          <table:table-cell table:number-columns-repeated="1637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date" office:date-value="2024-01-02T00:00:00" table:style-name="ce4">
            <text:p>02/01/2024</text:p>
          </table:table-cell>
          <table:table-cell office:value-type="string" table:style-name="ce3">
            <text:p>9050.7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44.8</text:p>
          </table:table-cell>
          <table:table-cell table:number-columns-repeated="16378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date" office:date-value="2024-01-01T00:00:00" table:style-name="ce4">
            <text:p>01/01/2024</text:p>
          </table:table-cell>
          <table:table-cell office:value-type="string" table:style-name="ce3">
            <text:p>12300.6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40.2</text:p>
          </table:table-cell>
          <table:table-cell table:number-columns-repeated="16378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date" office:date-value="2024-01-02T00:00:00" table:style-name="ce4">
            <text:p>02/01/2024</text:p>
          </table:table-cell>
          <table:table-cell office:value-type="string" table:style-name="ce3">
            <text:p>12600.0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41.0</text:p>
          </table:table-cell>
          <table:table-cell table:number-columns-repeated="16378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date" office:date-value="2024-01-01T00:00:00" table:style-name="ce4">
            <text:p>01/01/2024</text:p>
          </table:table-cell>
          <table:table-cell office:value-type="string" table:style-name="ce3">
            <text:p>7800.0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38.9</text:p>
          </table:table-cell>
          <table:table-cell table:number-columns-repeated="16378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date" office:date-value="2024-01-02T00:00:00" table:style-name="ce4">
            <text:p>02/01/2024</text:p>
          </table:table-cell>
          <table:table-cell office:value-type="string" table:style-name="ce3">
            <text:p>8000.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39.5</text:p>
          </table:table-cell>
          <table:table-cell table:number-columns-repeated="16378"/>
        </table:table-row>
        <table:table-row table:number-rows-repeated="1048567" table:style-name="ro2">
          <table:table-cell table:number-columns-repeated="16384"/>
        </table:table-row>
      </table:table>
      <table:table table:name="Aggregated_Insights|_Region__|_" table:style-name="ta1">
        <table:table-column table:style-name="co1" table:number-columns-repeated="16384" table:default-cell-style-name="ce1"/>
        <table:table-row table:style-name="ro4">
          <table:table-cell office:value-type="string" table:style-name="ce2">
            <text:p>Region</text:p>
          </table:table-cell>
          <table:table-cell office:value-type="string" table:style-name="ce2">
            <text:p>Total Energy (kWh)</text:p>
          </table:table-cell>
          <table:table-cell office:value-type="string" table:style-name="ce2">
            <text:p>Avg Renewable (%)</text:p>
          </table:table-cell>
          <table:table-cell office:value-type="string" table:style-name="ce2">
            <text:p>Peak Hour (most common)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avaria</text:p>
          </table:table-cell>
          <table:table-cell office:value-type="string" table:style-name="ce3">
            <text:p>29550.7</text:p>
          </table:table-cell>
          <table:table-cell office:value-type="string" table:style-name="ce3">
            <text:p>32.85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erlin</text:p>
          </table:table-cell>
          <table:table-cell office:value-type="string" table:style-name="ce3">
            <text:p>17951.0</text:p>
          </table:table-cell>
          <table:table-cell office:value-type="string" table:style-name="ce3">
            <text:p>44.9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Hesse</text:p>
          </table:table-cell>
          <table:table-cell office:value-type="string" table:style-name="ce3">
            <text:p>24900.6</text:p>
          </table:table-cell>
          <table:table-cell office:value-type="string" table:style-name="ce3">
            <text:p>40.6</text:p>
          </table:table-cell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Saxony</text:p>
          </table:table-cell>
          <table:table-cell office:value-type="string" table:style-name="ce3">
            <text:p>15800.2</text:p>
          </table:table-cell>
          <table:table-cell office:value-type="string" table:style-name="ce3">
            <text:p>39.2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appu appu</meta:initial-creator>
    <dc:creator>appu appu</dc:creator>
    <meta:creation-date>2025-11-02T16:53:30Z</meta:creation-date>
    <dc:date>2025-11-02T16:56:17Z</dc:date>
  </office:meta>
</office:document-meta>
</file>